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 Light" svg:font-family="'Calibri Light'" style:font-family-generic="roman" style:font-pitch="variable"/>
    <style:font-face style:name="DejaVu Sans" svg:font-family="'DejaVu Sans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Heading_20_1">
      <style:text-properties officeooo:paragraph-rsid="00034a5a"/>
    </style:style>
    <style:style style:name="P2" style:family="paragraph" style:parent-style-name="Standard">
      <style:text-properties officeooo:rsid="00034a5a" officeooo:paragraph-rsid="00034a5a"/>
    </style:style>
    <style:style style:name="P3" style:family="paragraph" style:parent-style-name="Standard">
      <style:text-properties officeooo:paragraph-rsid="00034a5a"/>
    </style:style>
    <style:style style:name="P4" style:family="paragraph" style:parent-style-name="Standard">
      <style:text-properties style:text-line-through-style="solid" style:text-line-through-type="single" style:text-underline-style="none" officeooo:paragraph-rsid="00034a5a"/>
    </style:style>
    <style:style style:name="T1" style:family="text">
      <style:text-properties officeooo:rsid="00034a5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34a5a" style:font-weight-asian="bold" style:font-weight-complex="bold"/>
    </style:style>
    <style:style style:name="T4" style:family="text">
      <style:text-properties style:text-line-through-style="solid" style:text-line-through-type="single"/>
    </style:style>
    <style:style style:name="T5" style:family="text">
      <style:text-properties style:text-line-through-style="solid" style:text-line-through-type="single" fo:font-weight="bold" style:font-weight-asian="bold" style:font-weight-complex="bold"/>
    </style:style>
    <style:style style:name="T6" style:family="text">
      <style:text-properties style:text-line-through-style="solid" style:text-line-through-type="single" fo:font-weight="bold" officeooo:rsid="00034a5a" style:font-weight-asian="bold" style:font-weight-complex="bold"/>
    </style:style>
    <style:style style:name="T7" style:family="text">
      <style:text-properties style:text-line-through-style="solid" style:text-line-through-type="single" officeooo:rsid="00034a5a"/>
    </style:style>
    <style:style style:name="T8" style:family="text">
      <style:text-properties fo:font-weight="normal" officeooo:rsid="00034a5a" style:font-weight-asian="normal" style:font-weight-complex="normal"/>
    </style:style>
    <style:style style:name="T9" style:family="text">
      <style:text-properties style:text-line-through-style="none" style:text-line-through-type="none"/>
    </style:style>
    <style:style style:name="T10" style:family="text">
      <style:text-properties style:text-line-through-style="none" style:text-line-through-type="none" fo:font-weight="bold" style:font-weight-asian="bold" style:font-weight-complex="bold"/>
    </style:style>
    <style:style style:name="T11" style:family="text">
      <style:text-properties style:text-line-through-style="none" style:text-line-through-type="none" fo:font-weight="bold" officeooo:rsid="00034a5a" style:font-weight-asian="bold" style:font-weight-complex="bold"/>
    </style:style>
    <style:style style:name="T12" style:family="text">
      <style:text-properties style:text-line-through-style="none" style:text-line-through-type="none" officeooo:rsid="00034a5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Dictionnaire des données - carte des responsabilités</text:h>
      <text:p text:style-name="P3">Objets métier: MODEL</text:p>
      <text:p text:style-name="P3"><text:span text:style-name="T3">Kakarot</text:span><text:span text:style-name="T2"> </text:span><text:s/>: représente le jeu globalement.</text:p>
      <text:p text:style-name="P3"><text:tab/>main(<text:span text:style-name="T1">)</text:span>e)</text:p>
      <text:p text:style-name="P3"><text:span text:style-name="T3">Fruits/Légumes</text:span><text:span text:style-name="T2"> </text:span>: représente un <text:span text:style-name="T1">plant</text:span>.<text:span text:style-name="T2"/></text:p>
      <text:p text:style-name="P3"><text:tab/><text:span text:style-name="T1">departement</text:span></text:p>
      <text:p text:style-name="P3"><text:tab/><text:span text:style-name="T1">categorie</text:span></text:p>
      <text:p text:style-name="P3"><text:span text:style-name="T3">Instructions : </text:span><text:span text:style-name="T8">représente les instruction du plant</text:span><text:span text:style-name="T2"/></text:p>
      <text:p text:style-name="P3"><text:tab/><text:span text:style-name="T1">Astuces</text:span><text:span text:style-name="T2"/></text:p>
      <text:p text:style-name="P3"><text:tab/><text:span text:style-name="T1">Periode plantation</text:span></text:p>
      <text:p text:style-name="P3"><text:span text:style-name="T3"><text:tab/></text:span><text:span text:style-name="T8">Periode recolte</text:span></text:p>
      <text:p text:style-name="P4"><text:span text:style-name="T3">Jardinier</text:span><text:span text:style-name="T2"> </text:span>: représente le j<text:span text:style-name="T1">ardinier</text:span><text:span text:style-name="T5"/></text:p>
      <text:p text:style-name="P3"/>
      <text:p text:style-name="P3"><text:span text:style-name="T2">Vue</text:span> - Gère les interactions avec l'utilisateur</text:p>
      <text:p text:style-name="P3"><text:tab/><text:span text:style-name="T1">AjoutPlante()</text:span></text:p>
      <text:p text:style-name="P3"><text:tab/><text:span text:style-name="T1">SuprimerPlante()</text:span></text:p>
      <text:p text:style-name="P3"><text:tab/><text:span text:style-name="T1">RechercherPlante()</text:span></text:p>
      <text:p text:style-name="P3"><text:tab/><text:span text:style-name="T1">AfficherPlante()</text:span></text:p>
      <text:p text:style-name="P3"><text:tab/><text:span text:style-name="T1">ModifierPlante()</text:span></text:p>
      <text:p text:style-name="P3"><text:tab/><text:span text:style-name="T2"/></text:p>
      <text:p text:style-name="P3"><text:span text:style-name="T2">Contrôleur</text:span> : fera le lien entre VUE et le modèle → <text:span text:style-name="T1">affichage et le bon fonctionnement du site</text:span></text:p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 Light" svg:font-family="'Calibri Light'" style:font-family-generic="roman" style:font-pitch="variable"/>
    <style:font-face style:name="DejaVu Sans" svg:font-family="'DejaVu Sans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3T12:04:37.131245833</meta:creation-date>
    <dc:date>2024-05-13T14:05:46.240687567</dc:date>
    <meta:editing-duration>PT2H1M9S</meta:editing-duration>
    <meta:editing-cycles>1</meta:editing-cycles>
    <meta:document-statistic meta:table-count="0" meta:image-count="0" meta:object-count="0" meta:page-count="1" meta:paragraph-count="20" meta:word-count="71" meta:character-count="533" meta:non-whitespace-character-count="468"/>
    <meta:generator>LibreOffice/7.4.7.2$Linux_X86_64 LibreOffice_project/40$Build-2</meta:generator>
  </office:meta>
</office:document-meta>
</file>